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Helvetica Neue1" svg:font-family="'Helvetica Neue'" style:font-adornments="Italic" style:font-pitch="variable"/>
    <style:font-face style:name="Helvetica Neue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 Neue1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T1" style:family="text">
      <style:text-properties style:font-name="Helvetica Neue1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SD 3D Printer Legend</text:p>
      <text:p text:style-name="P4"/>
      <text:p text:style-name="P1">Octoprint 3D Printer Servers are accessible at:</text:p>
      <text:p text:style-name="P1">http://192.168.1.13:500x</text:p>
      <text:p text:style-name="P1"/>
      <text:p text:style-name="P1">Where “x” can be {0, 1, 2, 3, 4, 5, 6, 7}.</text:p>
      <text:p text:style-name="P1"/>
      <text:p text:style-name="P1">Each 3D printer is connected to the USB hub connected to a RaspberryPi. <text:s/>Each port on the USB hub is given an ID by linux (running on the RPi). <text:s/>We map each USB port to an Octoprint server instance:</text:p>
      <text:p text:style-name="P1"/>
      <text:p text:style-name="Standard"><text:span text:style-name="T1">ACM0 =&gt; </text:span><text:a xlink:type="simple" xlink:href="http://192.168.1.13:5000/"><text:span text:style-name="T1">http://192.168.1.13:5000</text:span></text:a></text:p>
      <text:p text:style-name="Standard"><text:span text:style-name="T1">ACM1 =&gt; </text:span><text:a xlink:type="simple" xlink:href="http://192.168.1.13:5001/"><text:span text:style-name="T1">http://192.168.1.13:5001</text:span></text:a></text:p>
      <text:p text:style-name="Standard"><text:span text:style-name="T1">ACM2 =&gt; </text:span><text:a xlink:type="simple" xlink:href="http://192.168.1.13:5002/"><text:span text:style-name="T1">http://192.168.1.13:5002</text:span></text:a></text:p>
      <text:p text:style-name="Standard"><text:span text:style-name="T1">ACM3 =&gt; </text:span><text:a xlink:type="simple" xlink:href="http://192.168.1.13:5003/"><text:span text:style-name="T1">http://192.168.1.13:5003</text:span></text:a></text:p>
      <text:p text:style-name="Standard"><text:span text:style-name="T1">ACM4 =&gt; </text:span><text:a xlink:type="simple" xlink:href="http://192.168.1.13:5004/"><text:span text:style-name="T1">http://192.168.1.13:5004</text:span></text:a></text:p>
      <text:p text:style-name="Standard"><text:span text:style-name="T1">ACM5 =&gt; </text:span><text:a xlink:type="simple" xlink:href="http://192.168.1.13:5005/"><text:span text:style-name="T1">http://192.168.1.13:5005</text:span></text:a></text:p>
      <text:p text:style-name="Standard"><text:span text:style-name="T1">ACM6 =&gt; </text:span><text:a xlink:type="simple" xlink:href="http://192.168.1.13:5006/"><text:span text:style-name="T1">http://192.168.1.13:5006</text:span></text:a></text:p>
      <text:p text:style-name="Standard"><text:span text:style-name="T1">ACM7 =&gt; </text:span><text:a xlink:type="simple" xlink:href="http://192.168.1.13:5007/"><text:span text:style-name="T1">http://192.168.1.13:5007</text:span></text:a></text:p>
      <text:p text:style-name="P1"/>
      <text:p text:style-name="P1">Actually, any server instance can connect to any USB port, but this is only recommended for troubleshooting.</text:p>
      <text:p text:style-name="P1"/>
      <text:p text:style-name="P1">Baud Rate = 115200 (115.2k) for all printers.</text:p>
      <text:p text:style-name="P2"/>
      <text:p text:style-name="Standard">Check out the “SSD 3D Printer Troubleshooting” document for troubleshooting ti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Helvetica Neue1" svg:font-family="'Helvetica Neue'" style:font-adornments="Italic" style:font-pitch="variable"/>
    <style:font-face style:name="Helvetica Neue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 Neue" fo:font-size="1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Beachler</meta:initial-creator>
    <meta:creation-date>2015-04-22T00:11:50</meta:creation-date>
    <dc:date>2015-04-22T00:53:56</dc:date>
    <dc:creator>Free Beachler</dc:creator>
    <meta:editing-duration>PT23M23S</meta:editing-duration>
    <meta:editing-cycles>6</meta:editing-cycles>
    <meta:generator>OpenOffice/4.0.0$Unix OpenOffice.org_project/400m3$Build-9702</meta:generator>
    <meta:document-statistic meta:table-count="0" meta:image-count="0" meta:object-count="0" meta:page-count="1" meta:paragraph-count="16" meta:word-count="123" meta:character-count="822"/>
  </office:meta>
</office:document-meta>
</file>